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3113" officeooo:paragraph-rsid="000b3113"/>
    </style:style>
    <style:style style:name="P2" style:family="paragraph" style:parent-style-name="Standard">
      <style:text-properties officeooo:rsid="000b3113" officeooo:paragraph-rsid="001ce8d9"/>
    </style:style>
    <style:style style:name="P3" style:family="paragraph" style:parent-style-name="Standard">
      <style:text-properties officeooo:rsid="000b3113" officeooo:paragraph-rsid="00271e93"/>
    </style:style>
    <style:style style:name="P4" style:family="paragraph" style:parent-style-name="Standard">
      <style:text-properties officeooo:paragraph-rsid="000b3113"/>
    </style:style>
    <style:style style:name="P5" style:family="paragraph" style:parent-style-name="Standard">
      <style:text-properties officeooo:paragraph-rsid="000e13e2"/>
    </style:style>
    <style:style style:name="P6" style:family="paragraph" style:parent-style-name="Standard">
      <style:text-properties fo:font-weight="bold" officeooo:rsid="002c2bce" officeooo:paragraph-rsid="002c2bce" style:font-weight-asian="bold" style:font-weight-complex="bold"/>
    </style:style>
    <style:style style:name="P7" style:family="paragraph" style:parent-style-name="Standard">
      <style:text-properties fo:font-weight="bold" officeooo:rsid="0030eae0" officeooo:paragraph-rsid="0030eae0" style:font-weight-asian="bold" style:font-weight-complex="bold"/>
    </style:style>
    <style:style style:name="P8" style:family="paragraph" style:parent-style-name="Standard">
      <style:text-properties fo:font-weight="bold" officeooo:rsid="0032a75d" officeooo:paragraph-rsid="0032a75d" style:font-weight-asian="bold" style:font-weight-complex="bold"/>
    </style:style>
    <style:style style:name="P9" style:family="paragraph" style:parent-style-name="Standard">
      <style:text-properties officeooo:rsid="0024abb9" officeooo:paragraph-rsid="00271e93"/>
    </style:style>
    <style:style style:name="P10" style:family="paragraph" style:parent-style-name="Standard">
      <style:text-properties officeooo:rsid="00271e93" officeooo:paragraph-rsid="00271e93"/>
    </style:style>
    <style:style style:name="P11" style:family="paragraph" style:parent-style-name="Standard">
      <style:text-properties officeooo:rsid="00285395" officeooo:paragraph-rsid="00285395"/>
    </style:style>
    <style:style style:name="P12" style:family="paragraph" style:parent-style-name="Standard">
      <style:text-properties officeooo:rsid="0028bb70" officeooo:paragraph-rsid="0028bb70"/>
    </style:style>
    <style:style style:name="P13" style:family="paragraph" style:parent-style-name="Standard">
      <style:text-properties officeooo:rsid="002c2bce" officeooo:paragraph-rsid="002c2bce"/>
    </style:style>
    <style:style style:name="P14" style:family="paragraph" style:parent-style-name="Standard">
      <style:text-properties officeooo:rsid="00305f87" officeooo:paragraph-rsid="00305f87"/>
    </style:style>
    <style:style style:name="P15" style:family="paragraph" style:parent-style-name="Text_20_body">
      <style:text-properties officeooo:rsid="00359854" officeooo:paragraph-rsid="00359854"/>
    </style:style>
    <style:style style:name="P16" style:family="paragraph" style:parent-style-name="Text_20_body">
      <style:text-properties officeooo:rsid="0036537f" officeooo:paragraph-rsid="0036537f"/>
    </style:style>
    <style:style style:name="P17" style:family="paragraph" style:parent-style-name="Text_20_body">
      <style:text-properties officeooo:rsid="00399cf2" officeooo:paragraph-rsid="00399cf2"/>
    </style:style>
    <style:style style:name="P18" style:family="paragraph" style:parent-style-name="Text_20_body">
      <style:text-properties officeooo:rsid="003d9a16" officeooo:paragraph-rsid="003d9a16"/>
    </style:style>
    <style:style style:name="P19" style:family="paragraph" style:parent-style-name="Heading_20_1">
      <style:text-properties officeooo:rsid="0034db2f" officeooo:paragraph-rsid="0034db2f"/>
    </style:style>
    <style:style style:name="P20" style:family="paragraph" style:parent-style-name="Heading_20_2">
      <style:text-properties officeooo:rsid="0034db2f" officeooo:paragraph-rsid="0034db2f"/>
    </style:style>
    <style:style style:name="P21" style:family="paragraph" style:parent-style-name="Heading_20_2">
      <style:text-properties officeooo:rsid="0045836e" officeooo:paragraph-rsid="0045836e"/>
    </style:style>
    <style:style style:name="P22" style:family="paragraph" style:parent-style-name="Heading_20_3">
      <style:text-properties officeooo:rsid="00359854" officeooo:paragraph-rsid="00359854"/>
    </style:style>
    <style:style style:name="P23" style:family="paragraph" style:parent-style-name="Heading_20_3">
      <style:text-properties officeooo:rsid="0045836e" officeooo:paragraph-rsid="0045836e"/>
    </style:style>
    <style:style style:name="P24" style:family="paragraph" style:parent-style-name="Heading_20_4">
      <style:text-properties officeooo:rsid="005188fe" officeooo:paragraph-rsid="005188fe"/>
    </style:style>
    <style:style style:name="P25" style:family="paragraph" style:parent-style-name="Standard" style:list-style-name="L1">
      <style:text-properties officeooo:rsid="000b3113" officeooo:paragraph-rsid="000b3113"/>
    </style:style>
    <style:style style:name="P26" style:family="paragraph" style:parent-style-name="Standard" style:list-style-name="L1">
      <style:text-properties fo:font-weight="bold" officeooo:rsid="000b3113" officeooo:paragraph-rsid="001b9ecb" style:font-weight-asian="bold" style:font-weight-complex="bold"/>
    </style:style>
    <style:style style:name="P27" style:family="paragraph" style:parent-style-name="Standard" style:list-style-name="L1">
      <style:text-properties fo:font-weight="bold" officeooo:rsid="000b3113" officeooo:paragraph-rsid="000b3113" style:font-weight-asian="bold" style:font-weight-complex="bold"/>
    </style:style>
    <style:style style:name="P28" style:family="paragraph" style:parent-style-name="Standard" style:list-style-name="L1">
      <style:text-properties fo:font-weight="bold" officeooo:rsid="00271e93" officeooo:paragraph-rsid="00271e93" style:font-weight-asian="bold" style:font-weight-complex="bold"/>
    </style:style>
    <style:style style:name="P29" style:family="paragraph" style:parent-style-name="Standard" style:list-style-name="L2">
      <style:text-properties officeooo:rsid="002a444a" officeooo:paragraph-rsid="002a444a"/>
    </style:style>
    <style:style style:name="P30" style:family="paragraph" style:parent-style-name="Standard" style:list-style-name="L2">
      <style:text-properties officeooo:rsid="002c2bce" officeooo:paragraph-rsid="002c2bce"/>
    </style:style>
    <style:style style:name="P31" style:family="paragraph" style:parent-style-name="Standard" style:list-style-name="L2">
      <style:text-properties officeooo:rsid="002e10ab" officeooo:paragraph-rsid="002e10ab"/>
    </style:style>
    <style:style style:name="P32" style:family="paragraph" style:parent-style-name="Text_20_body" style:list-style-name="L3">
      <style:text-properties officeooo:paragraph-rsid="003d9a16"/>
    </style:style>
    <style:style style:name="P33" style:family="paragraph" style:parent-style-name="Text_20_body">
      <style:text-properties officeooo:rsid="003f9064" officeooo:paragraph-rsid="0041281d"/>
    </style:style>
    <style:style style:name="P34" style:family="paragraph" style:parent-style-name="Text_20_body">
      <style:text-properties officeooo:rsid="004647ba" officeooo:paragraph-rsid="004647ba"/>
    </style:style>
    <style:style style:name="P35" style:family="paragraph" style:parent-style-name="Text_20_body" style:list-style-name="L4">
      <style:text-properties officeooo:rsid="004647ba" officeooo:paragraph-rsid="004647ba"/>
    </style:style>
    <style:style style:name="P36" style:family="paragraph" style:parent-style-name="Text_20_body" style:list-style-name="L5">
      <style:text-properties officeooo:rsid="004647ba" officeooo:paragraph-rsid="004647ba"/>
    </style:style>
    <style:style style:name="P37" style:family="paragraph" style:parent-style-name="Text_20_body" style:list-style-name="L5">
      <style:text-properties officeooo:rsid="0047f948" officeooo:paragraph-rsid="0047f948"/>
    </style:style>
    <style:style style:name="P38" style:family="paragraph" style:parent-style-name="Text_20_body">
      <style:text-properties officeooo:rsid="0049f581" officeooo:paragraph-rsid="0049f581"/>
    </style:style>
    <style:style style:name="P39" style:family="paragraph" style:parent-style-name="Text_20_body">
      <style:text-properties officeooo:rsid="004c47d3" officeooo:paragraph-rsid="004c47d3"/>
    </style:style>
    <style:style style:name="P40" style:family="paragraph" style:parent-style-name="Text_20_body">
      <style:text-properties officeooo:rsid="004d1370" officeooo:paragraph-rsid="004d1370"/>
    </style:style>
    <style:style style:name="P41" style:family="paragraph" style:parent-style-name="Text_20_body" style:list-style-name="L6">
      <style:text-properties officeooo:rsid="004e3e19" officeooo:paragraph-rsid="004e3e19"/>
    </style:style>
    <style:style style:name="P42" style:family="paragraph" style:parent-style-name="Text_20_body" style:list-style-name="L6">
      <style:text-properties officeooo:rsid="004e7ae5" officeooo:paragraph-rsid="004e7ae5"/>
    </style:style>
    <style:style style:name="P43" style:family="paragraph" style:parent-style-name="Text_20_body">
      <style:text-properties officeooo:rsid="00501f81" officeooo:paragraph-rsid="00501f81"/>
    </style:style>
    <style:style style:name="P44" style:family="paragraph" style:parent-style-name="Text_20_body">
      <style:text-properties officeooo:rsid="00531d48" officeooo:paragraph-rsid="00531d48"/>
    </style:style>
    <style:style style:name="P45" style:family="paragraph" style:parent-style-name="Text_20_body">
      <style:text-properties officeooo:rsid="00538be9" officeooo:paragraph-rsid="00538be9"/>
    </style:style>
    <style:style style:name="P46" style:family="paragraph" style:parent-style-name="Text_20_body">
      <style:text-properties officeooo:rsid="005510cf" officeooo:paragraph-rsid="005510cf"/>
    </style:style>
    <style:style style:name="P47" style:family="paragraph" style:parent-style-name="Text_20_body">
      <style:text-properties officeooo:rsid="00570089" officeooo:paragraph-rsid="00570089"/>
    </style:style>
    <style:style style:name="P48" style:family="paragraph" style:parent-style-name="Text_20_body">
      <style:text-properties officeooo:rsid="00570089" officeooo:paragraph-rsid="00584869"/>
    </style:style>
    <style:style style:name="P49" style:family="paragraph" style:parent-style-name="Text_20_body" style:list-style-name="L7">
      <style:text-properties officeooo:paragraph-rsid="00584869"/>
    </style:style>
    <style:style style:name="P50" style:family="paragraph" style:parent-style-name="Text_20_body" style:list-style-name="L7">
      <style:text-properties officeooo:rsid="00590cc3" officeooo:paragraph-rsid="00590cc3"/>
    </style:style>
    <style:style style:name="P51" style:family="paragraph" style:parent-style-name="Text_20_body">
      <style:text-properties officeooo:rsid="0059ce1c" officeooo:paragraph-rsid="0059ce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cfa" style:font-weight-asian="bold" style:font-weight-complex="bold"/>
    </style:style>
    <style:style style:name="T3" style:family="text">
      <style:text-properties fo:font-weight="bold" officeooo:rsid="000e13e2" style:font-weight-asian="bold" style:font-weight-complex="bold"/>
    </style:style>
    <style:style style:name="T4" style:family="text">
      <style:text-properties fo:font-weight="bold" officeooo:rsid="0013c6c0" style:font-weight-asian="bold" style:font-weight-complex="bold"/>
    </style:style>
    <style:style style:name="T5" style:family="text">
      <style:text-properties fo:font-weight="bold" officeooo:rsid="00189a35" style:font-weight-asian="bold" style:font-weight-complex="bold"/>
    </style:style>
    <style:style style:name="T6" style:family="text">
      <style:text-properties fo:font-weight="bold" officeooo:rsid="003d9a1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ecfa"/>
    </style:style>
    <style:style style:name="T9" style:family="text">
      <style:text-properties fo:font-size="7pt" officeooo:rsid="000cecfa" style:font-size-asian="7pt" style:font-size-complex="7pt"/>
    </style:style>
    <style:style style:name="T10" style:family="text">
      <style:text-properties officeooo:rsid="000cf698"/>
    </style:style>
    <style:style style:name="T11" style:family="text">
      <style:text-properties officeooo:rsid="000dbb21"/>
    </style:style>
    <style:style style:name="T12" style:family="text">
      <style:text-properties officeooo:rsid="000b3113"/>
    </style:style>
    <style:style style:name="T13" style:family="text">
      <style:text-properties officeooo:rsid="000e13e2"/>
    </style:style>
    <style:style style:name="T14" style:family="text">
      <style:text-properties officeooo:rsid="000ef7cb"/>
    </style:style>
    <style:style style:name="T15" style:family="text">
      <style:text-properties officeooo:rsid="00108717"/>
    </style:style>
    <style:style style:name="T16" style:family="text">
      <style:text-properties officeooo:rsid="0013c6c0"/>
    </style:style>
    <style:style style:name="T17" style:family="text">
      <style:text-properties officeooo:rsid="0015f75d"/>
    </style:style>
    <style:style style:name="T18" style:family="text">
      <style:text-properties officeooo:rsid="0017fd64"/>
    </style:style>
    <style:style style:name="T19" style:family="text">
      <style:text-properties officeooo:rsid="00189a35"/>
    </style:style>
    <style:style style:name="T20" style:family="text">
      <style:text-properties officeooo:rsid="0019d52e"/>
    </style:style>
    <style:style style:name="T21" style:family="text">
      <style:text-properties officeooo:rsid="001b9ecb"/>
    </style:style>
    <style:style style:name="T22" style:family="text">
      <style:text-properties officeooo:rsid="001c7486"/>
    </style:style>
    <style:style style:name="T23" style:family="text">
      <style:text-properties officeooo:rsid="001ce8d9"/>
    </style:style>
    <style:style style:name="T24" style:family="text">
      <style:text-properties officeooo:rsid="001d7285"/>
    </style:style>
    <style:style style:name="T25" style:family="text">
      <style:text-properties officeooo:rsid="001facab"/>
    </style:style>
    <style:style style:name="T26" style:family="text">
      <style:text-properties officeooo:rsid="0022cc7b"/>
    </style:style>
    <style:style style:name="T27" style:family="text">
      <style:text-properties officeooo:rsid="0022d092"/>
    </style:style>
    <style:style style:name="T28" style:family="text">
      <style:text-properties officeooo:rsid="0023609b"/>
    </style:style>
    <style:style style:name="T29" style:family="text">
      <style:text-properties officeooo:rsid="0023fa1d"/>
    </style:style>
    <style:style style:name="T30" style:family="text">
      <style:text-properties officeooo:rsid="0024d21d"/>
    </style:style>
    <style:style style:name="T31" style:family="text">
      <style:text-properties officeooo:rsid="0025f812"/>
    </style:style>
    <style:style style:name="T32" style:family="text">
      <style:text-properties officeooo:rsid="0028bb70"/>
    </style:style>
    <style:style style:name="T33" style:family="text">
      <style:text-properties officeooo:rsid="002a444a"/>
    </style:style>
    <style:style style:name="T34" style:family="text">
      <style:text-properties officeooo:rsid="002ac044"/>
    </style:style>
    <style:style style:name="T35" style:family="text">
      <style:text-properties officeooo:rsid="002fdcb6"/>
    </style:style>
    <style:style style:name="T36" style:family="text">
      <style:text-properties officeooo:rsid="003394b6"/>
    </style:style>
    <style:style style:name="T37" style:family="text">
      <style:text-properties officeooo:rsid="00361504"/>
    </style:style>
    <style:style style:name="T38" style:family="text">
      <style:text-properties officeooo:rsid="0037f4d3"/>
    </style:style>
    <style:style style:name="T39" style:family="text">
      <style:text-properties officeooo:rsid="00394bc5"/>
    </style:style>
    <style:style style:name="T40" style:family="text">
      <style:text-properties officeooo:rsid="0039e27e"/>
    </style:style>
    <style:style style:name="T41" style:family="text">
      <style:text-properties officeooo:rsid="003ad8de"/>
    </style:style>
    <style:style style:name="T42" style:family="text">
      <style:text-properties officeooo:rsid="003c61c1"/>
    </style:style>
    <style:style style:name="T43" style:family="text">
      <style:text-properties officeooo:rsid="003d9a16"/>
    </style:style>
    <style:style style:name="T44" style:family="text">
      <style:text-properties officeooo:rsid="003f9064"/>
    </style:style>
    <style:style style:name="T45" style:family="text">
      <style:text-properties officeooo:rsid="0041281d"/>
    </style:style>
    <style:style style:name="T46" style:family="text">
      <style:text-properties officeooo:rsid="0042b46f"/>
    </style:style>
    <style:style style:name="T47" style:family="text">
      <style:text-properties officeooo:rsid="004a5d25"/>
    </style:style>
    <style:style style:name="T48" style:family="text">
      <style:text-properties officeooo:rsid="004e3e19"/>
    </style:style>
    <style:style style:name="T49" style:family="text">
      <style:text-properties officeooo:rsid="00570089"/>
    </style:style>
    <style:style style:name="T50" style:family="text">
      <style:text-properties officeooo:rsid="00584869"/>
    </style:style>
    <style:style style:name="T51" style:family="text">
      <style:text-properties officeooo:rsid="005b7dde"/>
    </style:style>
    <style:style style:name="T52" style:family="text">
      <style:text-properties officeooo:rsid="005d0b4a"/>
    </style:style>
    <style:style style:name="T53" style:family="text">
      <style:text-properties officeooo:rsid="005db41f"/>
    </style:style>
    <style:style style:name="T54" style:family="text">
      <style:text-properties officeooo:rsid="005f448c"/>
    </style:style>
    <style:style style:name="T55" style:family="text">
      <style:text-properties officeooo:rsid="00601e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вербальная коммуникация позволяет передавать только очень конкретные сообщения. Её возможности очень сильно ограничены.</text:p>
      <text:p text:style-name="P1">Коммуникационные революции:</text:p>
      <text:list text:style-name="L1">
        <text:list-item>
          <text:p text:style-name="P25"><text:span text:style-name="T1">Первая коммуникационная революция.</text:span> Прекратило господство невербальной коммуникации, характерной для первобытного общества. На смену мимике, жестам и ритуальным танцам пришла речь - процесс говорения, выраженный в звуковой форме. Организованная по законам языка, она позволила использовать его средства для выражения определённого смысла, то есть реализовывать мысль в слове.</text:p>
        </text:list-item>
      </text:list>
      <text:p text:style-name="P1"><text:tab/>Появление языка стало одним из важнейших этапов становления человека как разумного существа. Расширение лексикона давало простор для совершенствования мозговой деятельности. В языковых знаках закреплялись мыслительные единицы (то есть понятия) и целые структуры (суждения, умозаключения).</text:p>
      <text:p text:style-name="P1"><text:tab/>Обычно возникает вопрос, что визуальное искусство — живопись, балет — тоже невербальная коммуникация, но передающая огромный смысл. Но, чтобы объяснить значение вложенного смысла, необходима вербальная коммуникация.</text:p>
      <text:p text:style-name="P1"><text:span text:style-name="T1"><text:tab/>Нулевой знак</text:span> — значимое отсутствие, которое выявляется в сравнении с другими знаками системы.</text:p>
      <text:p text:style-name="P1"><text:tab/>У морфем, как и у корня, тоже есть своя семантика. Причём одна и та же морфема может иметь несколько значений (суффикс «ник»: утренник, дневник, вечерник, ночник).</text:p>
      <text:p text:style-name="P1"><text:tab/><text:span text:style-name="T1">Интерфикс</text:span> — морфема, которая встраивается для удобства произношения слова.</text:p>
      <text:p text:style-name="P1"><text:tab/><text:span text:style-name="T1">Ассиметрия знака</text:span> проявляется в том, что за одной формой может закрепляться несколько содержаний и одно содержание может реализовываться в нескольких формах, и в этом большая проблема естественных языков.</text:p>
      <text:p text:style-name="P1"><text:tab/>Это позволяло передавать накопленную информацию последующим поколениям: микроопыт фиксируется в слове, следующее поколение усваивает его вместе со словом.<text:line-break/><text:tab/>Государственный ← государь ← господарь ← Господь =&gt; государственный — от Бога</text:p>
      <text:p text:style-name="P1"><text:tab/>Воздух, подушка восходят к слову душа.</text:p>
      <text:p text:style-name="P1"><text:tab/>Ума палата, а глупости саратовская степь.</text:p>
      <text:p text:style-name="P1"><text:tab/>Носитель информации — человеческая память. Когда она стала сосредоточием информации, в обществе возникла часть людей, делящаяся своим ресурсом, — большой памятью. Возник культ предков.</text:p>
      <text:p text:style-name="P1"><text:tab/>Второе средство коммуникации — <text:span text:style-name="T1">письмо</text:span><text:span text:style-name="T7">.</text:span> Оно позволило преодолеть неустойчивость устных продуктов во времени, но не на расстоянии.</text:p>
      <text:p text:style-name="P1"><text:tab/>В поэзии функцию письма выполняли разнообразные предметы и явления природы, которыми участники общения придавали условное значение =&gt; возвышение жрецов.</text:p>
      <text:p text:style-name="P1"><text:span text:style-name="T9">14.11.23</text:span><text:tab/><text:span text:style-name="T8">Первым типом письма является </text:span><text:span text:style-name="T2">предметное</text:span><text:span text:style-name="T8">. </text:span><text:span text:style-name="T10">В этом случае формой знака служили различные предметы (камни, стрелы, раковины, цветные шнурки), за которыми закреплялось, согласно общественному договору, какое-либо значение.</text:span></text:p>
      <text:p text:style-name="P5"><text:span text:style-name="T12"><text:tab/></text:span><text:span text:style-name="T11">Первом типом </text:span><text:span text:style-name="T1">начертательного</text:span><text:span text:style-name="T11"> письма стала пиктография, знаки которой называются пиктограммы. В этом случае форма похожа и изображает содержание: людей, животных, орудия труда, типичные ситуации жизни (охота, война, собирательство) и т. д. </text:span><text:span text:style-name="T13">Пиктограммами мы пользуемся до сих пор (к слову, логотипы многих брендов могут быть интерпретированы как пиктограммы).</text:span></text:p>
      <text:p text:style-name="P4"><text:tab/><text:span text:style-name="T11">Метафора — это перенос по сходству. Метонимия — это перенос по смежности. Это одни из возможных путей расширения значения.</text:span></text:p>
      <text:p text:style-name="P4"><text:tab/><text:span text:style-name="T13">Вторым типом начертательного письма стала </text:span><text:span text:style-name="T3">идеография</text:span><text:span text:style-name="T13">. </text:span><text:span text:style-name="T14">Пиктограммы очень хорошо передают объективные понятия, но ими очень сложно отобразить абстрактные понятия (религия, любовь, </text:span><text:span text:style-name="T15">воображение</text:span><text:span text:style-name="T14">…). </text:span><text:span text:style-name="T16">Идеография — это письмо идеями. Именно к ней относятся </text:span><text:span text:style-name="T4">иероглифы</text:span><text:span text:style-name="T16">. </text:span><text:span text:style-name="T17">Сложность использования которых состояла в необходимости запоминания большого количества знаков, на виртуозное освоение которых могла уйти вся жизнь. Скажем, в древнем Египте жрецы брали в обучение мальчиков, базовый курс обучения длился 10 лет и сопровождался принципу «Спина мальчика помнит лучше, чем его </text:span><text:soft-page-break/><text:span text:style-name="T17">голова». </text:span><text:span text:style-name="T18">Иероглифами пользуются до сих пор, но ныне эти системы знаков сильно упростились.</text:span></text:p>
      <text:p text:style-name="P4"><text:tab/><text:span text:style-name="T19">Последним этапом начертательного письма стало </text:span><text:span text:style-name="T5">звукобуквенное (алфавитное)</text:span><text:span text:style-name="T19">. </text:span><text:span text:style-name="T20">Сначала появились алфавиты из гласных, затем только из согласных (консонансные) и только потом появились алфавиты, где есть и гласные, и согласные.</text:span></text:p>
      <text:list text:continue-numbering="true" text:style-name="L1">
        <text:list-item>
          <text:p text:style-name="P26">Вторая коммуникационная революция.</text:p>
        </text:list-item>
      </text:list>
      <text:p text:style-name="P2"><text:tab/>Решила все проблемы, связанные с письмом. Она началась с изобретения немецким ювелиром Иоаганном <text:span text:style-name="T21">Буттенбергом техники подвижного шрифта. Первая книга, которая была напечатана в этой мануфактуре в 1456 году с помощью специального пресса, </text:span><text:span text:style-name="T16">—</text:span><text:span text:style-name="T21"> Библия. Это ознаменовало переход человечества от </text:span><text:span text:style-name="T22">письменной культуры к книжной. </text:span><text:span text:style-name="T23">Книга стала основным носителем информации. Монахи и студенты, которые писали на заказ, лишились работы.</text:span></text:p>
      <text:list text:continue-numbering="true" text:style-name="L1">
        <text:list-item>
          <text:p text:style-name="P27">Третья коммуникационная революция.</text:p>
        </text:list-item>
      </text:list>
      <text:p text:style-name="P3"><text:tab/><text:span text:style-name="T24">Третья коммуникационная революция связана с активным развитием печатных средств массовой информации, к которым потом добавятся и электронные. Таким средством стала пресса — совокупность массовых периодических изданий (сначала газет, к которым постепенно стали добавляться и другие технологии). Пресса зародилась в начале XVII века, когда сообщения, которыми с XV века обменивались богатые торговые семьи, стали печататься для более широкого круга читателей и дополнились общественно значимой информацией. В 1605 году в Германии начинает издаваться первая газета. Первая английская газета Daily издаётся с 1702 года. Первая русская газета с лаконичным названием «Ведомости» была издана 2 января 1703 года. В прессе стали формироваться известные нам жанры — реклама, новости, карикатура… Постепенно в печатном пространстве объединились самые разные визуальные средства воздействия на человека. </text:span><text:span text:style-name="T25">Все первые газеты жёстко цензурировались, но со временем контроль ослабевал и к 1914 году люди жили в океане печатной информации.</text:span></text:p>
      <text:p text:style-name="P3"><text:tab/><text:span text:style-name="T25">Звуковое вещание начинается с изобретения телеграфа Морзе в 1835 году. </text:span><text:span text:style-name="T26">Изобретение радио Поповым.</text:span></text:p>
      <text:p text:style-name="P3"><text:tab/><text:span text:style-name="T26">Завершающим этапом третьей коммуникационной революции стало создание телевидения (слово «телевидение» заимствовано </text:span><text:span text:style-name="T27">всеми другими языками</text:span><text:span text:style-name="T26"> из русского) </text:span><text:span text:style-name="T28">Борисом Львовичем Родиным и его учеником Сваркиным. </text:span><text:span text:style-name="T29">Когда телевидение стало цветным, оно стало конкурировать с театром и кино. Первая страна, в которой началось </text:span><text:span text:style-name="T30">регулярное</text:span><text:span text:style-name="T29"> вещание телевидения, </text:span><text:span text:style-name="T24">—</text:span><text:span text:style-name="T29"> Третий Рейх </text:span><text:span text:style-name="T30">(1935 год)</text:span><text:span text:style-name="T29">. </text:span><text:span text:style-name="T31">В 1936 году появилась Британская широковещательная копрорация, а в 1941 — Национальная широковещательная компания США (NBC).</text:span></text:p>
      <text:p text:style-name="P9">Д/З: посмотреть фильм «Король говорит»</text:p>
      <text:p text:style-name="P9"><text:tab/>Есть фильм «Обыкновенный фашизм», рассматривающий фашизм как культуру: зарождение, приход к нему целой нации.</text:p>
      <text:list text:continue-numbering="true" text:style-name="L1">
        <text:list-item>
          <text:p text:style-name="P28">Четвёртая коммуникационная революция.</text:p>
        </text:list-item>
      </text:list>
      <text:p text:style-name="P10"><text:tab/>Четвёртую коммуникационную революцию совершили электронно-вычислительная машина, персональный компьютер <text:span text:style-name="T32">и интернет.</text:span></text:p>
      <text:p text:style-name="P11"><text:tab/>Мы живём в информационном обществе, в котором наиболее влиятелен тот, кто владеет информацией, и тот, кто может ей распорядиться.</text:p>
      <text:p text:style-name="P11"><text:tab/><text:span text:style-name="T32">Изобретение компьютера началось с того, что Стив Озник (автор книги «I was»).</text:span></text:p>
      <text:p text:style-name="P12"><text:tab/>Интернет — один из проектов электронного компьютинга, который оказался самым успешным. Перед печатной прессой у интернета есть ряд преимуществ: высокая скорость распространения информации, возможность торговых операций, документооборот, обучение, получение консультаций. <text:span text:style-name="T33">По сравнению с классическими масс-медиа, интернет обладает очевидными преимуществами:</text:span></text:p>
      <text:list text:style-name="L2">
        <text:list-item>
          <text:p text:style-name="P29">Это цифровое интерактивное средство общения, которое позволяет передавать информацию мгновенно в легко усваиваемой аудиовзиуальной форме большому числу людей</text:p>
        </text:list-item>
        <text:list-item>
          <text:p text:style-name="P29"><text:soft-page-break/>Информация в нём располагается компактно и оперативна, привлекая пользователей удобной структурой поиска <text:span text:style-name="T34">(за минимум времени максимум информации)</text:span></text:p>
        </text:list-item>
        <text:list-item>
          <text:p text:style-name="P30">Интернет объединяет печатные издания, радио и телевидение, что позволяет называть его мультимедийным средством</text:p>
        </text:list-item>
        <text:list-item>
          <text:p text:style-name="P30">Интернет предоставляет возможность для оперативных прямых трансляций событий</text:p>
        </text:list-item>
        <text:list-item>
          <text:p text:style-name="P31">Интернет — это средство коммуникационного взаимодействия, которое открыто и доступно всем слоям населения. <text:span text:style-name="T35">Его аудитория в принципе безгранична.</text:span></text:p>
        </text:list-item>
      </text:list>
      <text:p text:style-name="P14">Британские аристократы учатся в собственных школах, где они с детства живут вдалеке от семьи, проходят соответствующую учебную программу и т. д. Это сделано не только для получения высокого уровня образования, но и для выработки соответствующих социальных навыков: ребёнок растёт и формируется в жёсткой среде, которая подготовит его характер к жизни руководителя.</text:p>
      <text:p text:style-name="P13"/>
      <text:p text:style-name="P6">Сессия делится на две части — зачётная неделя (проводится в декабре) и экзамены.</text:p>
      <text:p text:style-name="P6">Есть дисциплины, где зачёт ставится на занятиях, а есть те, где он выносится отдельно.</text:p>
      <text:p text:style-name="P6">В первые дни января обычно экзамены не ставятся. К концу января все экзамены будут сданы, дальше будут каникулы до середины февраля. Нужно узнать, когда у нас на факультете начинается зачётная неделя. С 20 по 29 декабря.</text:p>
      <text:p text:style-name="P6"/>
      <text:p text:style-name="P7">Реферат — это когда мы просто пересказываем содержимое данного списка литературы. Нечто вроде конспекта, изложения или пересказа. Цитаты закавычиваются; пересказ, близкий к тексту, подкрепляется ссылкой на источник: [номер_источника:страница] или [номер_источника]. В списке литературы:</text:p>
      <text:p text:style-name="P7">1) Иванов И. И. Название Город: год — URL: ссылка_если_есть</text:p>
      <text:p text:style-name="P7"/>
      <text:p text:style-name="P8">На по русскому зачёте учитывается скорость говорения, наличие и концентрация междометий и других лишних звуков, использование изученных терминов. <text:span text:style-name="T36">Использовать при сдаче зачёта эрудицию можно только после того, как будет изложен лекционный материал. Про другие учебные дисциплины не упоминать, даже если знания оттуда.</text:span></text:p>
      <text:p text:style-name="P8"/>
      <text:h text:style-name="P19" text:outline-level="1">12 декабря</text:h>
      <text:h text:style-name="P20" text:outline-level="2">Практическое занятие</text:h>
      <text:h text:style-name="P22" text:outline-level="3">Информационно-кодовая модель (модель Шенонна-Уилли)</text:h>
      <text:p text:style-name="P15"><text:tab/>Шеннон написал свою модель очень сложным математическим языком. Уилли её много объяснял и разъяснял.</text:p>
      <text:p text:style-name="P15"><text:tab/>Эта модель широко используется в представлениях о технической связи, <text:span text:style-name="T37">поскольку позволяет измерить качество перемещения информации от источника к получателю и выявить технические и семантические (=смысловые) барьеры, т. е. оценить эффективность коммуникации.</text:span></text:p>
      <text:p text:style-name="P16"><text:tab/>Уилли работал в компании Obello и занимался телефонной связью. В ней шумы и помехи являются очень важной проблемой. <text:span text:style-name="T38">Если при обмене кодами у людей общая кодовая база, то сообщение на выходе должно соответствовать на входе. </text:span><text:span text:style-name="T39">Самая большая ошибка, которую мы совершаем в человеческом общении, - суждение по себе на основе собственного опыта.</text:span></text:p>
      <text:p text:style-name="P17"><text:soft-page-break/><text:tab/>Для того, чтобы данная модель по-настоящему отражала специфику человеческого общения, она должна быть дополнена элементами дискурса — <text:span text:style-name="T40">социальных практик, опосредованных языком: </text:span><text:span text:style-name="T41">отношениями адресанта и адресата, ситуацией общения, их коммуникативными намерениями.</text:span></text:p>
      <text:p text:style-name="P17"><text:tab/><text:span text:style-name="T42">Если сообщение, расшифрованное получателем не равно сообщению отправителя, принято говорить о коммуникативной неудаче.</text:span></text:p>
      <text:p text:style-name="P18"><text:tab/>В языке, и это не только в естественном, это вообще в языках, в искуственных в том числе, существует два типа отношений:</text:p>
      <text:list text:style-name="L3">
        <text:list-item>
          <text:p text:style-name="P32"><text:span text:style-name="T6">Парадигматические</text:span><text:span text:style-name="T43"> — отношения выбора — </text:span><text:span text:style-name="T44">отношения по вертикали</text:span><text:span text:style-name="T43">. Например, выбор слова «нормальный» вместо «обычный» для передачи нескольких смыслов.<text:line-break/>«</text:span><text:span text:style-name="T44">Эти дети не нормальные»:<text:line-break/>не нормальные ↔не обычные<text:line-break/>дети ↔ сироты ↔ те ↔ они ↔ ангелочки</text:span></text:p>
        </text:list-item>
        <text:list-item>
          <text:p text:style-name="P32"><text:span text:style-name="T6">Синтагматические</text:span><text:span text:style-name="T43"> (синтагма — отрезок речи, напр. слово с предлогом) — отношения сочетаемости — </text:span><text:span text:style-name="T44">отношения по горизонтали.</text:span></text:p>
        </text:list-item>
      </text:list>
      <text:p text:style-name="P33"><text:tab/>Коммуникация усложняется благодаря использованию особых ментальных единиц — <text:span text:style-name="T1">прецедентных текстов</text:span> — текстов, имён, ситуаци<text:span text:style-name="T46">й</text:span>, …. Они значимы в контексте конкретной языковой культуры, восходят к какому-либо уникальному образу и повторяются, зачастую меняя свою инвариантную (основную) трактовку. «<text:span text:style-name="T45">Счастливые часов не наблюдают» </text:span>—<text:span text:style-name="T45"> цитата из «Горе от ума» </text:span>—<text:span text:style-name="T45"> прецедентный текст. Когда мы его озвучиваем, мы побуждаем адресата восстановить весь смысловой кластер произведения Грибоедова. </text:span>«<text:span text:style-name="T45">Чем меньше женщин мы любим, тем больше нравимся мы ей». </text:span><text:a xlink:type="simple" xlink:href="https://www.youtube.com/watch?v=-HTNVzeCxks&amp;ab_channel=ДядяВаняФильм" text:style-name="Internet_20_link" text:visited-style-name="Visited_20_Internet_20_Link"><text:span text:style-name="T45">https://www.youtube.com/watch?v=-HTNVzeCxks&amp;ab_channel=ДядяВаняФильм</text:span></text:a></text:p>
      <text:h text:style-name="P21" text:outline-level="2">Лекция</text:h>
      <text:h text:style-name="P23" text:outline-level="3">Естественные и искусственные языки</text:h>
      <text:p text:style-name="P34">В мире существует около 7 тысяч естественныз языков. Это количество сокращается.</text:p>
      <text:p text:style-name="P34">Живые и мёртвые языки противопоставлены по следующим признакам:</text:p>
      <text:list text:style-name="L4">
        <text:list-item>
          <text:p text:style-name="P35">На мёртвых языках не ведётся бытовая коммуникация</text:p>
        </text:list-item>
        <text:list-item>
          <text:p text:style-name="P35">Мёртвые языки дошли до нас в виде памятников письменности</text:p>
        </text:list-item>
        <text:list-item>
          <text:p text:style-name="P35">Мёртвые языки мертвы</text:p>
        </text:list-item>
      </text:list>
      <text:p text:style-name="P34">В отличие от искуственных ящыков, естественные языки:</text:p>
      <text:list text:style-name="L5">
        <text:list-item>
          <text:p text:style-name="P36">Развиваются без целенаправленного вмешательства людей</text:p>
        </text:list-item>
        <text:list-item>
          <text:p text:style-name="P37">Развиваются под естественным влиянием людей</text:p>
        </text:list-item>
        <text:list-item>
          <text:p text:style-name="P36">Не имеют создателей, преследующих свои цели</text:p>
        </text:list-item>
      </text:list>
      <text:p text:style-name="P38">Тема искуственных языков не очень исследуется. <text:span text:style-name="T47">В 1931 году Толкин выступил перед коллегами с работой «A Secret Vice»</text:span></text:p>
      <text:p text:style-name="P39">Эльфы и гномы сражаются против общего врага</text:p>
      <text:p text:style-name="P40"><text:soft-page-break/>Искуственные языки классифицируют с точки зрения цели их создания. <text:span text:style-name="T48">Конланги (constructed languanges) делятся на несколько групп:</text:span></text:p>
      <text:list text:style-name="L6">
        <text:list-item>
          <text:p text:style-name="P41">Логические и философские (энджланги - enginered languages)</text:p>
        </text:list-item>
        <text:list-item>
          <text:p text:style-name="P41">Вспомогательные языки (ауксланги - auxiliry languages)</text:p>
        </text:list-item>
        <text:list-item>
          <text:p text:style-name="P42">Языки художественных произведений (артланги — artistic langs)</text:p>
        </text:list-item>
        <text:list-item>
          <text:p text:style-name="P42">Языки шифрования. Например, язык афеней</text:p>
        </text:list-item>
        <text:list-item>
          <text:p text:style-name="P42">Языки науки (напр., математический язык)</text:p>
        </text:list-item>
        <text:list-item>
          <text:p text:style-name="P42">Языки программирования</text:p>
        </text:list-item>
      </text:list>
      <text:p text:style-name="P43">Конлангеры — люди, которые создают языки, в том числе языки программирования</text:p>
      <text:h text:style-name="P24" text:outline-level="4">Логические и философские языки</text:h>
      <text:p text:style-name="P44">Лингвоконструирование — создание языков — движение по созданию искусственного идеального языка, чрезвычайно популярное в Европе XVII-XIX вв., особенно в Англии XVIII в. Среди зачинателей лингвопроектирования были такие выдающиеся учёные как</text:p>
      <text:p text:style-name="P44">«Вы хотите побороться с окном?» - © Шаповалова</text:p>
      <text:p text:style-name="P45">Франесис Бэкон, Рене Декарт, Коменский, Исаак Ньютон</text:p>
      <text:p text:style-name="P45">/execute at @e[type=minecraft:pig] run summon pig</text:p>
      <text:p text:style-name="P46">Задача лингвоконструирования предполагает предшествующие этапы кодирования, этап выделения кодируемых смыслов (т. е. построение языковой модели)</text:p>
      <text:p text:style-name="P47">Конструктивный подход заметно сосредотачивает внимание конлангера на плане содержания. И хотя описание семантической структуры не является самоцелью создателя искусственного языка, эта структура проглядывает в описании проектов искусственных языков куда более отчётливо, чем в исследовании языков естественных.</text:p>
      <text:p text:style-name="P48">Логические и философские языки создаются:</text:p>
      <text:list text:style-name="L7">
        <text:list-item>
          <text:p text:style-name="P49"><text:span text:style-name="T50">Д</text:span><text:span text:style-name="T49">ля решения следующих задач максимально систематично и логично.</text:span></text:p>
        </text:list-item>
        <text:list-item>
          <text:p text:style-name="P49"><text:span text:style-name="T50">Чтобы избежать неоднозначности как недостатка естественных языков</text:span></text:p>
        </text:list-item>
        <text:list-item>
          <text:p text:style-name="P50">Систематизировать лексику</text:p>
        </text:list-item>
      </text:list>
      <text:p text:style-name="P51">Одним из наиболее известных искусственных языков XVII века является проект Джона Уилкинса. <text:span text:style-name="T51">В 1868 году он публикует «Опыт о подлинной символике и философском языке». </text:span><text:span text:style-name="T52">Он долго рассуждает о недостатках естественных языков. </text:span><text:span text:style-name="T53">Уилкинс предлагает создать классификацию передаваемых посредством искусственного языка значений. </text:span><text:span text:style-name="T54">Первая категория, которую он создаёт, - это классы, которые делятся на роды и виды. Он считал, что посредством этих символов и специально разработанных грамматических показателей можно записывать тексты. </text:span></text:p>
      <text:p text:style-name="P51">«<text:span text:style-name="T55">Никите в армии баллы не нужны» © Шаповалов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30:52.521777427</meta:creation-date>
    <dc:date>2023-12-12T13:37:25.516925221</dc:date>
    <meta:editing-duration>PT6H21M55S</meta:editing-duration>
    <meta:editing-cycles>85</meta:editing-cycles>
    <meta:generator>LibreOffice/7.6.2.1$Linux_X86_64 LibreOffice_project/60$Build-1</meta:generator>
    <meta:document-statistic meta:table-count="0" meta:image-count="0" meta:object-count="0" meta:page-count="5" meta:paragraph-count="91" meta:word-count="1795" meta:character-count="14015" meta:non-whitespace-character-count="12268"/>
  </office:meta>
</office:document-meta>
</file>